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Courier New', monospace"/>
    <style:font-face style:name="Courier New1" svg:font-family="'Courier New'"/>
    <style:font-face style:name="JetBrains Mono" svg:font-family="'JetBrains Mono'"/>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d4d4d4" style:font-name="Consolas" fo:font-size="10.5pt" fo:language="el" fo:country="GR" fo:font-weight="normal" fo:background-color="#1e1e1e" style:font-weight-asian="normal" style:font-weight-complex="normal"/>
    </style:style>
    <style:style style:name="P2" style:family="paragraph" style:parent-style-name="Standard">
      <style:paragraph-properties style:line-height-at-least="0.198in"/>
      <style:text-properties fo:color="#d4d4d4" style:font-name="Consolas" fo:font-size="12pt" fo:font-weight="normal" fo:background-color="#1e1e1e" style:font-size-asian="12pt" style:font-size-complex="12pt"/>
    </style:style>
    <style:style style:name="P3" style:family="paragraph" style:parent-style-name="Standard">
      <style:paragraph-properties style:line-height-at-least="0.198in"/>
      <style:text-properties fo:color="#d4d4d4" fo:background-color="#1e1e1e"/>
    </style:style>
    <style:style style:name="P4" style:family="paragraph" style:parent-style-name="Text_20_body">
      <style:text-properties fo:language="el" fo:country="GR"/>
    </style:style>
    <style:style style:name="P5" style:family="paragraph" style:parent-style-name="Text_20_body">
      <style:paragraph-properties fo:text-align="center" style:justify-single-word="false"/>
      <style:text-properties fo:language="el" fo:country="GR" fo:font-weight="bold" style:font-weight-asian="bold" style:font-weight-complex="bold"/>
    </style:style>
    <style:style style:name="P6" style:family="paragraph" style:parent-style-name="Text_20_body">
      <style:paragraph-properties fo:text-align="start" style:justify-single-word="false"/>
      <style:text-properties fo:language="el" fo:country="GR" fo:font-weight="normal" style:font-weight-asian="normal" style:font-weight-complex="normal"/>
    </style:style>
    <style:style style:name="P7" style:family="paragraph" style:parent-style-name="Text_20_body">
      <style:paragraph-properties fo:text-align="start" style:justify-single-word="false"/>
      <style:text-properties fo:font-weight="normal"/>
    </style:style>
    <style:style style:name="P8" style:family="paragraph" style:parent-style-name="Text_20_body">
      <style:paragraph-properties fo:text-align="start" style:justify-single-word="false"/>
      <style:text-properties fo:language="en" fo:country="US" fo:font-weight="normal" style:font-weight-asian="normal" style:font-weight-complex="normal"/>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4pt" fo:language="el" fo:country="GR" fo:font-style="normal" style:text-underline-style="none" fo:font-weight="normal" style:text-blinking="false" fo:background-color="transparent"/>
    </style:style>
    <style:style style:name="P11"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8pt" fo:language="el" fo:country="GR" fo:font-style="normal" style:text-underline-style="none" fo:font-weight="bold" style:text-blinking="false" fo:background-color="transparent"/>
    </style:style>
    <style:style style:name="P12" style:family="paragraph" style:parent-style-name="Preformatted_20_Text">
      <style:paragraph-properties fo:text-align="start" style:justify-single-word="false"/>
      <style:text-properties fo:color="#a9b7c6" style:font-name="JetBrains Mono" fo:font-size="9.80000019073486pt" fo:language="el" fo:country="GR" fo:font-weight="normal" style:font-weight-asian="normal" style:font-weight-complex="normal"/>
    </style:style>
    <style:style style:name="P13" style:family="paragraph" style:parent-style-name="Preformatted_20_Text">
      <style:paragraph-properties fo:margin-top="0in" fo:margin-bottom="0.1965in" fo:background-color="#2b2b2b">
        <style:background-image/>
      </style:paragraph-properties>
      <style:text-properties fo:color="#a9b7c6"/>
    </style:style>
    <style:style style:name="P14" style:family="paragraph" style:parent-style-name="Preformatted_20_Text">
      <style:paragraph-properties fo:background-color="#2b2b2b">
        <style:background-image/>
      </style:paragraph-properties>
      <style:text-properties fo:color="#a9b7c6"/>
    </style:style>
    <style:style style:name="P15" style:family="paragraph" style:parent-style-name="Preformatted_20_Text">
      <style:paragraph-properties fo:background-color="#2b2b2b">
        <style:background-image/>
      </style:paragraph-properties>
      <style:text-properties fo:color="#cc7832"/>
    </style:style>
    <style:style style:name="P16" style:family="paragraph" style:parent-style-name="Preformatted_20_Text">
      <style:paragraph-properties fo:margin-top="0in" fo:margin-bottom="0.1965in" fo:background-color="#2b2b2b">
        <style:background-image/>
      </style:paragraph-properties>
      <style:text-properties fo:color="#a9b7c6"/>
    </style:style>
    <style:style style:name="P17" style:family="paragraph" style:parent-style-name="Preformatted_20_Text">
      <style:paragraph-properties fo:margin-top="0in" fo:margin-bottom="0.1965in" fo:background-color="#2b2b2b">
        <style:background-image/>
      </style:paragraph-properties>
      <style:text-properties fo:color="#a9b7c6" style:font-name="JetBrains Mono" fo:font-size="9.80000019073486pt"/>
    </style:style>
    <style:style style:name="P18" style:family="paragraph" style:parent-style-name="Preformatted_20_Text">
      <style:paragraph-properties fo:background-color="#2b2b2b">
        <style:background-image/>
      </style:paragraph-properties>
      <style:text-properties fo:color="#a9b7c6"/>
    </style:style>
    <style:style style:name="P19" style:family="paragraph" style:parent-style-name="Preformatted_20_Text">
      <style:paragraph-properties fo:background-color="#2b2b2b">
        <style:background-image/>
      </style:paragraph-properties>
      <style:text-properties fo:color="#a9b7c6" style:font-name="JetBrains Mono" fo:font-size="9.80000019073486pt"/>
    </style:style>
    <style:style style:name="P20" style:family="paragraph" style:parent-style-name="Text_20_body">
      <style:paragraph-properties fo:text-align="start" style:justify-single-word="false"/>
      <style:text-properties fo:font-size="12pt" fo:language="el" fo:country="GR" fo:font-weight="normal"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fo:language="en" fo:country="US" fo:font-weight="normal" style:font-weight-asian="normal" style:font-weight-complex="normal"/>
    </style:style>
    <style:style style:name="P23" style:family="paragraph" style:parent-style-name="Text_20_body">
      <style:paragraph-properties fo:text-align="start" style:justify-single-word="false"/>
      <style:text-properties fo:language="el" fo:country="GR" fo:font-weight="normal" style:font-weight-asian="normal" style:font-weight-complex="normal"/>
    </style:style>
    <style:style style:name="P24" style:family="paragraph" style:parent-style-name="Text_20_body">
      <style:paragraph-properties fo:text-align="start" style:justify-single-word="false"/>
    </style:style>
    <style:style style:name="T1" style:family="text">
      <style:text-properties fo:language="el" fo:country="GR" fo:font-weight="normal" style:font-weight-asian="normal" style:font-weight-complex="normal"/>
    </style:style>
    <style:style style:name="T2" style:family="text">
      <style:text-properties fo:language="el" fo:country="GR" style:font-weight-asian="normal" style:font-weight-complex="normal"/>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style:font-weight-asian="normal" style:font-weight-complex="normal"/>
    </style:style>
    <style:style style:name="T6" style:family="text">
      <style:text-properties fo:color="#51b6c4"/>
    </style:style>
    <style:style style:name="T7" style:family="text">
      <style:text-properties fo:color="#51b6c4" style:font-name="Consolas" fo:font-size="10.5pt" fo:font-weight="normal"/>
    </style:style>
    <style:style style:name="T8" style:family="text">
      <style:text-properties fo:color="#51b6c4" style:font-name="Consolas" fo:language="el" fo:country="GR" fo:font-weight="normal" fo:background-color="#1e1e1e" style:font-weight-asian="normal" style:font-weight-complex="normal"/>
    </style:style>
    <style:style style:name="T9" style:family="text">
      <style:text-properties fo:color="#d4d4d4" style:font-name="Consolas" fo:font-size="10.5pt" fo:language="en" fo:country="US" fo:background-color="#1e1e1e"/>
    </style:style>
    <style:style style:name="T10" style:family="text">
      <style:text-properties fo:color="#d4d4d4" style:font-name="Consolas" fo:language="el" fo:country="GR" fo:font-weight="normal" fo:background-color="#1e1e1e" style:font-weight-asian="normal" style:font-weight-complex="normal"/>
    </style:style>
    <style:style style:name="T11" style:family="text">
      <style:text-properties fo:color="#dcdcaa"/>
    </style:style>
    <style:style style:name="T12" style:family="text">
      <style:text-properties fo:color="#dcdcaa" style:font-name="Consolas" fo:font-size="10.5pt" fo:font-weight="normal"/>
    </style:style>
    <style:style style:name="T13" style:family="text">
      <style:text-properties fo:color="#dcdcaa" style:font-name="Consolas" fo:font-size="10.5pt" fo:language="en" fo:country="US" fo:background-color="#1e1e1e"/>
    </style:style>
    <style:style style:name="T14" style:family="text">
      <style:text-properties fo:color="#dcdcaa" style:font-name="Consolas" fo:language="el" fo:country="GR" fo:font-weight="normal" fo:background-color="#1e1e1e" style:font-weight-asian="normal" style:font-weight-complex="normal"/>
    </style:style>
    <style:style style:name="T15" style:family="text">
      <style:text-properties fo:color="#ce9178"/>
    </style:style>
    <style:style style:name="T16" style:family="text">
      <style:text-properties fo:color="#ce9178" style:font-name="Consolas" fo:font-size="10.5pt" fo:font-weight="normal"/>
    </style:style>
    <style:style style:name="T17" style:family="text">
      <style:text-properties fo:color="#ce9178" style:font-name="Consolas" fo:language="el" fo:country="GR" fo:font-weight="normal" fo:background-color="#1e1e1e" style:font-weight-asian="normal" style:font-weight-complex="normal"/>
    </style:style>
    <style:style style:name="T18" style:family="text">
      <style:text-properties fo:color="#569cd6"/>
    </style:style>
    <style:style style:name="T19" style:family="text">
      <style:text-properties fo:color="#569cd6" style:font-name="Consolas" fo:font-size="10.5pt" fo:font-weight="normal"/>
    </style:style>
    <style:style style:name="T20" style:family="text">
      <style:text-properties fo:color="#569cd6" style:font-name="Consolas" fo:font-size="10.5pt" fo:language="en" fo:country="US" fo:background-color="#1e1e1e"/>
    </style:style>
    <style:style style:name="T21" style:family="text">
      <style:text-properties fo:color="#569cd6" style:font-name="Consolas" fo:language="el" fo:country="GR" fo:font-weight="normal" fo:background-color="#1e1e1e" style:font-weight-asian="normal" style:font-weight-complex="normal"/>
    </style:style>
    <style:style style:name="T22" style:family="text">
      <style:text-properties fo:color="#9cdcfe"/>
    </style:style>
    <style:style style:name="T23" style:family="text">
      <style:text-properties fo:color="#9cdcfe" style:font-name="Consolas" fo:font-size="10.5pt" fo:font-weight="normal"/>
    </style:style>
    <style:style style:name="T24" style:family="text">
      <style:text-properties fo:color="#9cdcfe" style:font-name="Consolas" fo:font-size="10.5pt" fo:language="en" fo:country="US" fo:background-color="#1e1e1e"/>
    </style:style>
    <style:style style:name="T25" style:family="text">
      <style:text-properties style:font-name="Consolas" fo:font-size="10.5pt" fo:font-weight="normal"/>
    </style:style>
    <style:style style:name="T26" style:family="text">
      <style:text-properties fo:color="#c586c0" style:font-name="Consolas" fo:font-size="10.5pt" fo:font-weight="normal"/>
    </style:style>
    <style:style style:name="T27" style:family="text">
      <style:text-properties fo:color="#b5cea8" style:font-name="Consolas" fo:font-size="10.5pt" fo:font-weight="normal"/>
    </style:style>
    <style:style style:name="T28" style:family="text">
      <style:text-properties fo:color="#cc7832"/>
    </style:style>
    <style:style style:name="T29" style:family="text">
      <style:text-properties fo:color="#cc7832" style:font-name="JetBrains Mono" fo:font-size="9.80000019073486pt"/>
    </style:style>
    <style:style style:name="T30" style:family="text">
      <style:text-properties fo:color="#cc7832" style:font-name="JetBrains Mono" fo:font-size="9.80000019073486pt" fo:language="en" fo:country="US"/>
    </style:style>
    <style:style style:name="T31" style:family="text">
      <style:text-properties fo:color="#cc7832" style:font-name="JetBrains Mono" fo:font-size="9.80000019073486pt" fo:language="en" fo:country="US" fo:font-weight="bold" style:font-weight-asian="bold" style:font-weight-complex="bold"/>
    </style:style>
    <style:style style:name="T32" style:family="text">
      <style:text-properties fo:color="#9876aa"/>
    </style:style>
    <style:style style:name="T33" style:family="text">
      <style:text-properties fo:color="#9876aa" fo:font-style="italic"/>
    </style:style>
    <style:style style:name="T34" style:family="text">
      <style:text-properties fo:color="#9876aa" style:font-name="JetBrains Mono" fo:font-size="9.80000019073486pt"/>
    </style:style>
    <style:style style:name="T35" style:family="text">
      <style:text-properties fo:color="#9876aa" style:font-name="JetBrains Mono" fo:font-size="9.80000019073486pt" fo:font-style="italic"/>
    </style:style>
    <style:style style:name="T36" style:family="text">
      <style:text-properties fo:color="#9876aa" style:font-name="JetBrains Mono" fo:font-size="9.80000019073486pt" fo:language="en" fo:country="US" fo:font-style="italic" fo:font-weight="bold" style:font-weight-asian="bold" style:font-weight-complex="bold"/>
    </style:style>
    <style:style style:name="T37" style:family="text">
      <style:text-properties fo:color="#9876aa" style:font-name="JetBrains Mono" fo:font-size="9.80000019073486pt" fo:language="en" fo:country="US" fo:font-weight="bold" style:font-weight-asian="bold" style:font-weight-complex="bold"/>
    </style:style>
    <style:style style:name="T38" style:family="text">
      <style:text-properties fo:color="#ffc66d"/>
    </style:style>
    <style:style style:name="T39" style:family="text">
      <style:text-properties style:font-name="JetBrains Mono" fo:font-size="9.80000019073486pt"/>
    </style:style>
    <style:style style:name="T40" style:family="text">
      <style:text-properties style:font-name="JetBrains Mono" fo:font-size="9.80000019073486pt" fo:font-style="italic"/>
    </style:style>
    <style:style style:name="T41" style:family="text">
      <style:text-properties fo:color="#6897bb"/>
    </style:style>
    <style:style style:name="T42" style:family="text">
      <style:text-properties fo:color="#6897bb" style:font-name="JetBrains Mono" fo:font-size="9.80000019073486pt"/>
    </style:style>
    <style:style style:name="T43" style:family="text">
      <style:text-properties fo:color="#6a8759" style:font-name="JetBrains Mono" fo:font-size="9.80000019073486pt"/>
    </style:style>
    <style:style style:name="T44" style:family="text">
      <style:text-properties fo:color="#6a8759" style:font-name="JetBrains Mono" fo:font-size="9.80000019073486pt" fo:language="en" fo:country="US" fo:font-weight="bold" style:font-weight-asian="bold" style:font-weight-complex="bold"/>
    </style:style>
    <style:style style:name="T45" style:family="text">
      <style:text-properties fo:color="#6a8759" style:font-name="Courier New1" fo:font-size="9.80000019073486pt"/>
    </style:style>
    <style:style style:name="T46" style:family="text">
      <style:text-properties fo:color="#a9b7c6" style:font-name="JetBrains Mono" fo:font-size="9.80000019073486pt" fo:language="en" fo:country="US"/>
    </style:style>
    <style:style style:name="T47" style:family="text">
      <style:text-properties fo:color="#808080"/>
    </style:style>
    <style:style style:name="T48" style:family="text">
      <style:text-properties fo:color="#808080" style:font-name="JetBrains Mono" fo:font-size="9.80000019073486pt"/>
    </style:style>
    <style:style style:name="T49" style:family="text">
      <style:text-properties fo:color="#808080" style:font-name="Courier New1" fo:font-size="9.8000001907348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067b3e64-7fff-e8cb-423d-8e9277fbd4e9"/>ΦΑΡΜΑΚΑΠΟΘΗΚΗ</text:p>
      <text:p text:style-name="P4"/>
      <text:p text:style-name="P10">ΤΕΚΤΟΝΙΔΟΥ ΧΡΥΣΑΝΘΗ 4101 </text:p>
      <text:p text:style-name="P10">ΔΕΛΗΓΙΩΡΓΗ ΕΥΑΓΓΕΛΙΑ 4213</text:p>
      <text:p text:style-name="P10">ΜΙΧΕΛΑΚΗΣ ΣΤΕΦΑΝΟΣ 4149</text:p>
      <text:p text:style-name="P10">ΣΑΜΑΗΛΙΔΗΣ ΑΝΑΣΤΑΣΙΟΣ 4238</text:p>
      <text:p text:style-name="P10">ΣΑΚΑΛΗΣ ΚΩΝΣΤΑΝΤΙΝΟΣ 4243</text:p>
      <text:p text:style-name="P4"><text:line-break/><text:line-break/><text:line-break/><text:line-break/><text:line-break/></text:p>
      <text:p text:style-name="P11">ΠΡΟΓΡΑΜΜΑΤΙΣΤΉΣ (PROGRAMMER)</text:p>
      <text:p text:style-name="P11">ΜΙΧΕΛΆΚΗΣ ΣΤΈΦΑΝΟΣ</text:p>
      <text:p text:style-name="P11">ΑΕΜ 4149</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Τεκμηρίωση</text:p>
      <text:p text:style-name="P5"/>
      <text:p text:style-name="P9"><text:span text:style-name="T1">Ξεκινώντας από τον s</text:span><text:span text:style-name="T4">erver, </text:span><text:span text:style-name="T1">έχουμε το αρχείο </text:span><text:span text:style-name="T4">app.js</text:span><text:span text:style-name="T1">. Το αρχείο </text:span><text:span text:style-name="T4">app.js </text:span><text:span text:style-name="T1">είναι η “βάση” του </text:span><text:span text:style-name="T4">server </text:span><text:span text:style-name="T1">και χωρίς αυτό ο </text:span><text:span text:style-name="T4">server </text:span><text:span text:style-name="T1">δεν θα μπορεί να απαντήσει στα </text:span><text:span text:style-name="T4">request </text:span><text:span text:style-name="T1">που του έρχονται από το </text:span><text:span text:style-name="T4">front end </text:span><text:span text:style-name="T1">πρόγραμμα το οποίο είναι γραμμένο σε </text:span><text:span text:style-name="T4">Java/JavaFX. </text:span><text:span text:style-name="T1">Ο τρόπος λειτουργείας του είναι απλός, δέχεται </text:span><text:span text:style-name="T4">request </text:span><text:span text:style-name="T1">τύπου </text:span><text:span text:style-name="T4">POST, PATCH </text:span><text:span text:style-name="T1">και </text:span><text:span text:style-name="T4">DELETE </text:span><text:span text:style-name="T1">και αναλόγος με την δομή των </text:span><text:span text:style-name="T4">request </text:span><text:span text:style-name="T1">αυτών εκτελεί τα ανάλογα </text:span><text:span text:style-name="T4">SQL Queries </text:span><text:span text:style-name="T1">στην βάση που έχει στηθεί. Για να το επιτευχθεί αυτό, το αρχείο </text:span><text:span text:style-name="T4">app.js </text:span><text:span text:style-name="T1">κάνει εισαγωγή</text:span><text:span text:style-name="T4"> </text:span><text:span text:style-name="T1">τα παρακάτω αρχεία και κάθε φορά που λαμβάνει ένα </text:span><text:span text:style-name="T4">request, </text:span><text:span text:style-name="T1">το περνάει αυτόματα στο αρχείο το οποίο απευθύνεται το </text:span><text:span text:style-name="T4">request </text:span><text:span text:style-name="T1">αυτό</text:span><text:span text:style-name="T4">.</text:span></text:p>
      <text:p text:style-name="P9"><text:span text:style-name="T1"><text:line-break/></text:span><text:span text:style-name="T21">const</text:span><text:span text:style-name="T10"> </text:span><text:span text:style-name="T8">express</text:span><text:span text:style-name="T10"> = </text:span><text:span text:style-name="T14">require</text:span><text:span text:style-name="T10">(</text:span><text:span text:style-name="T17">"express"</text:span><text:span text:style-name="T10">);</text:span></text:p>
      <text:p text:style-name="P2"><text:span text:style-name="T18">const</text:span> <text:span text:style-name="T6">app</text:span> = <text:span text:style-name="T11">express</text:span>();</text:p>
      <text:p text:style-name="P2"><text:span text:style-name="T18">const</text:span> <text:span text:style-name="T6">userRouter</text:span> = <text:span text:style-name="T11">require</text:span>(<text:span text:style-name="T15">"./api/users/user.router"</text:span>);</text:p>
      <text:p text:style-name="P2"><text:span text:style-name="T18">const</text:span> <text:span text:style-name="T6">providerRouter</text:span> = <text:span text:style-name="T11">require</text:span>(<text:span text:style-name="T15">"./api/providers/provider.router"</text:span>);</text:p>
      <text:p text:style-name="P2"><text:span text:style-name="T18">const</text:span> <text:span text:style-name="T6">permissionRouter</text:span> = <text:span text:style-name="T11">require</text:span>(<text:span text:style-name="T15">"./api/permissions/permission.router"</text:span>);</text:p>
      <text:p text:style-name="P2"><text:span text:style-name="T18">const</text:span> <text:span text:style-name="T6">productRouter</text:span> = <text:span text:style-name="T11">require</text:span>(<text:span text:style-name="T15">"./api/products/product.router"</text:span>);</text:p>
      <text:p text:style-name="P2"><text:span text:style-name="T18">const</text:span> <text:span text:style-name="T6">orderRouter</text:span> = <text:span text:style-name="T11">require</text:span>(<text:span text:style-name="T15">"./api/orders/order.router"</text:span>);</text:p>
      <text:p text:style-name="P2"><text:span text:style-name="T18">const</text:span> <text:span text:style-name="T6">clientRouter</text:span> = <text:span text:style-name="T11">require</text:span>(<text:span text:style-name="T15">"./api/clients/client.router"</text:span>);</text:p>
      <text:p text:style-name="P2"><text:span text:style-name="T18">const</text:span> <text:span text:style-name="T6">invoiceRouter</text:span> = <text:span text:style-name="T11">require</text:span>(<text:span text:style-name="T15">"./api/invoices/invoice.router"</text:span>);</text:p>
      <text:p text:style-name="P20"/>
      <text:p text:style-name="P9"><text:span text:style-name="T1">Για να κάνει ένας χρήστης είσοδο στο πρόγραμμα στέλνετε το </text:span><text:span text:style-name="T4">request</text:span><text:span text:style-name="T1">: </text:span><text:a xlink:type="simple" xlink:href="http://localhost:3000/api/users/login" text:style-name="Internet_20_link" text:visited-style-name="Visited_20_Internet_20_Link">http://localhost:3000/api/users/login</text:a><text:span text:style-name="T4">. </text:span></text:p>
      <text:p text:style-name="P9"><text:span text:style-name="T1">Το </text:span><text:span text:style-name="T4">request </text:span><text:span text:style-name="T1">αυτό</text:span><text:span text:style-name="T4"> </text:span><text:span text:style-name="T1">περίεχει ένα “σώμα” στο οποίο μέσα βρίσκεται το </text:span><text:span text:style-name="T4">username </text:span><text:span text:style-name="T1">και το </text:span><text:span text:style-name="T4">password </text:span><text:span text:style-name="T1">που έδωσε ο χρήστης</text:span><text:span text:style-name="T4">, </text:span><text:span text:style-name="T1">και εκτελείτε στην βάση δεδομένων η εντολή:</text:span></text:p>
      <text:p text:style-name="P21">SELECT * FROM users WHERE username = ? AND password = ?</text:p>
      <text:p text:style-name="P9"><text:span text:style-name="T1">Αν τα στοιχεία που έδωσε ο χρήστης είναι σωστά,</text:span><text:span text:style-name="T4"> </text:span><text:span text:style-name="T1">το </text:span><text:span text:style-name="T4">request </text:span><text:span text:style-name="T1">αυτό επιστρέφει σαν απάντηση το </text:span><text:span text:style-name="T4">validation token </text:span><text:span text:style-name="T1">το οποίο δημιουργείτε από τον </text:span><text:span text:style-name="T4">server</text:span><text:span text:style-name="T1"> και περιέχει μέσα το όνομα χρήστη και την ώρα που στάλθηκε το </text:span><text:span text:style-name="T4">request “/login”, </text:span><text:span text:style-name="T1">δηλαδή την ώρα που έκανε την σύνδεση. Αν τα στοιχεία που έδωσε ο χρήστης είναι λάθος και δεν αντιστοιχούν σε κάποιον χρήστη τότε δεν επιστρέφεται </text:span><text:span text:style-name="T4">token.</text:span><text:span text:style-name="T1"> Κάθε </text:span><text:span text:style-name="T4">token </text:span><text:span text:style-name="T1">ισχύει για 8 ώρες, αφού περάσουν οι 8 ώρες αυτές ο χρήστης θα πρέπει να κάνει αποσύνδεση και να ξανακάνει </text:span><text:span text:style-name="T4">log in.<text:line-break/><text:line-break/></text:span><text:span text:style-name="T1">Μόνο δύο </text:span><text:span text:style-name="T4">request </text:span><text:span text:style-name="T1">δεν απαιτούν </text:span><text:span text:style-name="T4">validation token </text:span><text:span text:style-name="T1">για να επιστρέψουν απάντηση, το </text:span><text:span text:style-name="T4">“log in” </text:span><text:span text:style-name="T1">και το “</text:span><text:span text:style-name="T4">sign up”. </text:span><text:span text:style-name="T1">Για να κάνει ένας χρήστης εγγραφή στέλνετε το </text:span><text:span text:style-name="T4">request:<text:line-break/> </text:span><text:a xlink:type="simple" xlink:href="http://localhost:3000/api/users/createUser" text:style-name="Internet_20_link" text:visited-style-name="Visited_20_Internet_20_Link">http://localhost:3000/api/users/createUser</text:a><text:span text:style-name="T4"> </text:span></text:p>
      <text:p text:style-name="P9"><text:span text:style-name="T1">Όπως και το </text:span><text:span text:style-name="T4">request </text:span><text:span text:style-name="T1">του </text:span><text:span text:style-name="T4">log in, </text:span><text:span text:style-name="T1">έτσι και το </text:span><text:span text:style-name="T4">request </text:span><text:span text:style-name="T1">του </text:span><text:span text:style-name="T4">sign up </text:span><text:span text:style-name="T1">έχει ένα “σώμα” το οποίο μέσα έχει τα στοιχεία εγγραφής του χρήστη. Κάτα την εκτέλεση του </text:span><text:span text:style-name="T4">request </text:span><text:span text:style-name="T1">αυτού ο </text:span><text:span text:style-name="T4">server </text:span><text:span text:style-name="T1">κάνει εισαγωγή των στοιχείων του χρήστη στην βάση δεδομένων και αν η βάση επιστρέχει </text:span><text:span text:style-name="T4">error</text:span><text:span text:style-name="T1">(π.χ. Σε περίπτωση που υπάρχει ένας χρήστης με το ίδιο </text:span><text:span text:style-name="T4">username) </text:span><text:span text:style-name="T1">ή δεν επιστρέψει καμία απάντηση</text:span><text:span text:style-name="T4"> </text:span><text:span text:style-name="T1">τότε ο χρήστης δεν δημιουργείται και ο </text:span><text:span text:style-name="T4">server </text:span><text:span text:style-name="T1">επιστρέφει σαν απάντηση ένα </text:span><text:span text:style-name="T4">error </text:span><text:span text:style-name="T1">το οποίο στην συνέχεια επεξεργάζεται από το </text:span><text:span text:style-name="T4">front end </text:span><text:span text:style-name="T1">και εμφανίζεται στον χρήστη. Αν η βάση επιστρέψει “</text:span><text:span text:style-name="T4">Data inserted successfully” </text:span><text:span text:style-name="T1">τότε ο χρήστης έχει δημιουργηθεί με επιτυχεία και ο </text:span><text:span text:style-name="T4">server </text:span><text:span text:style-name="T1">επιστρέφει ένα </text:span><text:span text:style-name="T4">json </text:span><text:span text:style-name="T1">αρχείο το οποίο μέσα έχει </text:span><text:soft-page-break/><text:span text:style-name="T1">το μύνημα “</text:span><text:span text:style-name="T4">success: true”.</text:span></text:p>
      <text:p text:style-name="P21"/>
      <text:p text:style-name="P9"><text:span text:style-name="T1">Όλα τα </text:span><text:span text:style-name="T4">request </text:span><text:span text:style-name="T1">που στέλνει ένας χρήστης στον </text:span><text:span text:style-name="T4">server, </text:span><text:span text:style-name="T1">πρέπει έχουν μέσα ένα </text:span><text:span text:style-name="T4">validation token</text:span><text:span text:style-name="T1">.</text:span></text:p>
      <text:p text:style-name="P9"><text:span text:style-name="T1">Κάθε </text:span><text:span text:style-name="T4">request </text:span><text:span text:style-name="T1">απευθύνεται σε μία κατηγορία(π.χ. </text:span><text:span text:style-name="T4">To request </text:span><text:a xlink:type="simple" xlink:href="http://localhost:3000/api/orders/" text:style-name="Internet_20_link" text:visited-style-name="Visited_20_Internet_20_Link">http://localhost:3000/api/orders/</text:a><text:span text:style-name="T4">... </text:span><text:span text:style-name="T1">απευθύνεται στην κατηογορία </text:span><text:span text:style-name="T4">orders).</text:span></text:p>
      <text:p text:style-name="P9"><text:span text:style-name="T1">Ένα </text:span><text:span text:style-name="T4">request </text:span><text:span text:style-name="T1">περνάει από τρία αρχεία πρωτού επιστρέψει απάντηση ο </text:span><text:span text:style-name="T4">server, </text:span><text:span text:style-name="T1">το αρχείο </text:span><text:span text:style-name="T4">router, controller </text:span><text:span text:style-name="T1">και </text:span><text:span text:style-name="T4">service.</text:span></text:p>
      <text:p text:style-name="P9"><text:span text:style-name="T1">Όταν στέλνετε ένα </text:span><text:span text:style-name="T4">request </text:span><text:span text:style-name="T1">για εισαγωγή, διαγραφή, εμφανίση ή επεξεργασία δεδομένων το αρχείο a</text:span><text:span text:style-name="T4">pp.js </text:span><text:span text:style-name="T1">στέλνει το </text:span><text:span text:style-name="T4">request </text:span><text:span text:style-name="T1">αυτό στο αντίστοιχο αρχείο “</text:span><text:span text:style-name="T4">router” </text:span><text:span text:style-name="T1">της κατηγορίας στην οποία απευθύνετε το </text:span><text:span text:style-name="T4">request. </text:span><text:span text:style-name="T1">Στην συνέχεια, ο “</text:span><text:span text:style-name="T4">router” </text:span><text:span text:style-name="T1">της κατηγορίας</text:span><text:span text:style-name="T4"> </text:span><text:span text:style-name="T1">καλεί την συνάρτηση </text:span><text:span text:style-name="T4">checkToken </text:span><text:span text:style-name="T1">η οποία ελέγχει αν ο χρήστης που έστειλε την ετνολή έχει δικαιώματα(δηλαδή έχει πάρει </text:span><text:span text:style-name="T4">validation token </text:span><text:span text:style-name="T1">από τον </text:span><text:span text:style-name="T4">server</text:span><text:span text:style-name="T1">) ελέγχοντας το </text:span><text:span text:style-name="T4">token </text:span><text:span text:style-name="T1">το οποίο έδωσε ο χρήστης μαζί με το </text:span><text:span text:style-name="T4">request. </text:span><text:span text:style-name="T1">Αν ο χρήστης δεν έδωσε </text:span><text:span text:style-name="T4">token </text:span><text:span text:style-name="T1">ή το </text:span><text:span text:style-name="T4">token </text:span><text:span text:style-name="T1">που έδωσε δεν μπορεί να επαληθευθεί από την συνάρτηση </text:span><text:span text:style-name="T4">checkToken </text:span><text:span text:style-name="T1">το </text:span><text:span text:style-name="T4">request </text:span><text:span text:style-name="T1">δεν εκτελείται και ο </text:span><text:span text:style-name="T4">server </text:span><text:span text:style-name="T1">επιστρέφει “</text:span><text:span text:style-name="T4">Authentication Failed”. </text:span><text:span text:style-name="T1">Ένα </text:span><text:span text:style-name="T4">validation token </text:span><text:span text:style-name="T1">μοιάζει κάπως έτσι:<text:line-break/><text:line-break/>{"token":"eyJhbGciOiJIUzI1NiIsInR5cCI6IkpXVCJ9.eyJkYXRhIjoiQURNSU4iLCJpYXQiOjE1OTEwMzY3MDksImV4cCI6MTU5MTA2NTUwOX0.dLqhT_RnwfYV429GIimhDQ30vDNVqBxVAagEnag1WGQ"}</text:span></text:p>
      <text:p text:style-name="P9"><text:span text:style-name="T1">Αφού γίνετι η επαλήθευση του </text:span><text:span text:style-name="T4">token, </text:span><text:span text:style-name="T1">ο </text:span><text:span text:style-name="T4">router </text:span><text:span text:style-name="T1">περνάει την εντολή στον </text:span><text:span text:style-name="T4">controller </text:span><text:span text:style-name="T1">της κατηγορίας. Ο </text:span><text:span text:style-name="T4">controller </text:span><text:span text:style-name="T1">παίρνει τα στοιχεία του σώματος του </text:span><text:span text:style-name="T4">request </text:span><text:span text:style-name="T1">και τα στέλνει σαν “</text:span><text:span text:style-name="T4">data” </text:span><text:span text:style-name="T1">στο αρχείο </text:span><text:span text:style-name="T4">service </text:span><text:span text:style-name="T1">της κατηγορίας. Το αρχείο </text:span><text:span text:style-name="T4">service </text:span><text:span text:style-name="T1">στην συνέχεια περνάει τα στοιχεία που πήρε από τον </text:span><text:span text:style-name="T4">controller </text:span><text:span text:style-name="T1">σε ένα </text:span><text:span text:style-name="T4">SQL query </text:span><text:span text:style-name="T1">το οποίο εκτελείτε και επιστρέφει μια απάντηση. Η απάντηση αυτή, επιστρέφεται από το αρχείο </text:span><text:span text:style-name="T4">service </text:span><text:span text:style-name="T1">στον αρχείο </text:span><text:span text:style-name="T4">controller. </text:span><text:span text:style-name="T1">Ο </text:span><text:span text:style-name="T4">controller </text:span><text:span text:style-name="T1">στην συνέχεια ελέγχει αν η απάντηση που δόθηκε από την βάση είναι </text:span><text:span text:style-name="T4">error </text:span><text:span text:style-name="T1">ή δεδομένα προς εμφάνιση. Αν η απάντηση είναι </text:span><text:span text:style-name="T4">error, </text:span><text:span text:style-name="T1">ο </text:span><text:span text:style-name="T4">controller </text:span><text:span text:style-name="T1">προσαρμόζει μια απάντηση η οποία θα διαβάζεται ως </text:span><text:span text:style-name="T4">error </text:span><text:span text:style-name="T1">από την </text:span><text:span text:style-name="T4">Java. </text:span><text:span text:style-name="T1">Αν η απάντηση είναι δεδομένα προς εμφάνιση, τότε ο </text:span><text:span text:style-name="T4">controller </text:span><text:span text:style-name="T1">επιστρέφει ένα αρχείο </text:span><text:span text:style-name="T4">json </text:span><text:span text:style-name="T1">το οποίο μέσα περιέχει μία λίστα με δεδομένα σε μορφή την οποία μπορεί να αναγνωρίσει η </text:span><text:span text:style-name="T4">java </text:span><text:span text:style-name="T1">ως αντικείμενα και να τα επεξεργαστεί.</text:span></text:p>
      <text:p text:style-name="P20"/>
      <text:p text:style-name="P9"><text:span text:style-name="T1">Για παράδειγμα, αν σταλθεί στον </text:span><text:span text:style-name="T4">server </text:span><text:span text:style-name="T1">η εντολή </text:span><text:a xlink:type="simple" xlink:href="http://localhost:3000/api/clients/getClients" text:style-name="Internet_20_link" text:visited-style-name="Visited_20_Internet_20_Link">http://localhost:3000/api/clients/</text:a><text:span text:style-name="T4">createClient </text:span><text:span text:style-name="T1">το αρχείο </text:span><text:span text:style-name="T4">app.js </text:span><text:span text:style-name="T1">περνάει το </text:span><text:span text:style-name="T4">request </text:span><text:span text:style-name="T1">και το σώμα του στον </text:span><text:span text:style-name="T4">clientRouter.</text:span></text:p>
      <text:p text:style-name="P2"><text:span text:style-name="T6">app</text:span>.<text:span text:style-name="T11">use</text:span>(<text:span text:style-name="T15">"/api/clients"</text:span>, <text:span text:style-name="T6">clientRouter</text:span>);</text:p>
      <text:p text:style-name="P6"/>
      <text:p text:style-name="P6">Από εκεί, ο <text:span text:style-name="T3">clientRouter </text:span>ελέγχει το <text:span text:style-name="T3">validation token </text:span>που ήρθε μάζι με το <text:span text:style-name="T3">request. </text:span>Αν το <text:span text:style-name="T3">validation token </text:span>είναι δεκτό, χρησιμοποιόντας μια συνάρτηση η οποία έχει γίνει εισαγωγή από το αρχείο επαλύθευσης. Αν η επαλύθευση πραγματοποιηθεί με επιτυχεία, το <text:span text:style-name="T3">request </text:span>περνιέται στην συνάρτηση <text:span text:style-name="T3">getClients </text:span>του <text:span text:style-name="T3">controller.</text:span></text:p>
      <text:p text:style-name="P1"><text:span text:style-name="T18">const</text:span> { <text:span text:style-name="T11">checkToken</text:span> } = <text:span text:style-name="T11">require</text:span>(<text:span text:style-name="T15">"../../auth/token_validation"</text:span>);</text:p>
      <text:p text:style-name="P1"><text:span text:style-name="T6">router</text:span>.<text:span text:style-name="T11">post</text:span>(<text:span text:style-name="T15">"/createClient"</text:span>, <text:span text:style-name="T11">checkToken</text:span>, <text:span text:style-name="T11">createClient</text:span>);</text:p>
      <text:p text:style-name="P1"/>
      <text:p text:style-name="P8"/>
      <text:p text:style-name="P6">Από εκεί ο <text:span text:style-name="T3">controller </text:span>στέλνει το <text:span text:style-name="T3">request </text:span>και το σώμα, αν υπάρχει, σαν μεταβλητές στο αρχείο <text:span text:style-name="T3">client.service</text:span></text:p>
      <text:p text:style-name="P8"><text:soft-page-break/></text:p>
      <text:p text:style-name="P8"/>
      <text:p text:style-name="P7"><text:span text:style-name="T2">Στην συνέχεια, εκτελείτε ένα </text:span><text:span text:style-name="T5">SQL Query </text:span><text:span text:style-name="T2">στην βάση από το αρχείο </text:span><text:span text:style-name="T5">client.service </text:span><text:span text:style-name="T2">με τα στοιχεία του σώματος που ήρθαν με το </text:span><text:span text:style-name="T5">request<text:line-break/><text:line-break/></text:span><text:span text:style-name="T13">createClient</text:span><text:span text:style-name="T24">:</text:span><text:span text:style-name="T9"> (</text:span><text:span text:style-name="T24">data</text:span><text:span text:style-name="T9">, </text:span><text:span text:style-name="T24">callback</text:span><text:span text:style-name="T9">) </text:span><text:span text:style-name="T20">=&gt;</text:span><text:span text:style-name="T9"> {</text:span></text:p>
      <text:p text:style-name="P3">        <text:span text:style-name="T7">pool</text:span><text:span text:style-name="T25">.</text:span><text:span text:style-name="T12">query</text:span><text:span text:style-name="T25">(</text:span></text:p>
      <text:p text:style-name="P3">            <text:span text:style-name="T16">`insert into clients(pharmacyName, phoneNo, address, numberOfOrders, zipCode)</text:span></text:p>
      <text:p text:style-name="P3"><text:span text:style-name="T15">                </text:span><text:span text:style-name="T16">values(?,?,?,0,?)`</text:span><text:span text:style-name="T25">,</text:span></text:p>
      <text:p text:style-name="P3">            <text:span text:style-name="T25">[</text:span></text:p>
      <text:p text:style-name="P3">                <text:span text:style-name="T23">data</text:span><text:span text:style-name="T25">.</text:span><text:span text:style-name="T23">pharmacyName</text:span><text:span text:style-name="T25">,</text:span></text:p>
      <text:p text:style-name="P3">                <text:span text:style-name="T23">data</text:span><text:span text:style-name="T25">.</text:span><text:span text:style-name="T23">phoneNo</text:span><text:span text:style-name="T25">,</text:span></text:p>
      <text:p text:style-name="P3">                <text:span text:style-name="T23">data</text:span><text:span text:style-name="T25">.</text:span><text:span text:style-name="T23">address</text:span><text:span text:style-name="T25">,</text:span></text:p>
      <text:p text:style-name="P3">                <text:span text:style-name="T23">data</text:span><text:span text:style-name="T25">.</text:span><text:span text:style-name="T23">zipCode</text:span></text:p>
      <text:p text:style-name="P3">            <text:span text:style-name="T25">],</text:span></text:p>
      <text:p text:style-name="P3">            <text:span text:style-name="T25">(</text:span><text:span text:style-name="T23">error</text:span><text:span text:style-name="T25">, </text:span><text:span text:style-name="T23">results</text:span><text:span text:style-name="T25">, </text:span><text:span text:style-name="T23">fields</text:span><text:span text:style-name="T25">) </text:span><text:span text:style-name="T19">=&gt;</text:span><text:span text:style-name="T25"> {</text:span></text:p>
      <text:p text:style-name="P3">                <text:span text:style-name="T26">if</text:span><text:span text:style-name="T25"> (</text:span><text:span text:style-name="T23">error</text:span><text:span text:style-name="T25">) {</text:span></text:p>
      <text:p text:style-name="P3">                    <text:span text:style-name="T26">return</text:span><text:span text:style-name="T25"> </text:span><text:span text:style-name="T12">callback</text:span><text:span text:style-name="T25">(</text:span><text:span text:style-name="T23">error</text:span><text:span text:style-name="T25">);</text:span></text:p>
      <text:p text:style-name="P3">                <text:span text:style-name="T25">}</text:span></text:p>
      <text:p text:style-name="P3">                <text:span text:style-name="T26">return</text:span><text:span text:style-name="T25"> </text:span><text:span text:style-name="T12">callback</text:span><text:span text:style-name="T25">(</text:span><text:span text:style-name="T19">null</text:span><text:span text:style-name="T25">, </text:span><text:span text:style-name="T23">results</text:span><text:span text:style-name="T25">);</text:span></text:p>
      <text:p text:style-name="P3">            <text:span text:style-name="T25">}</text:span></text:p>
      <text:p text:style-name="P3">        <text:span text:style-name="T25">);</text:span></text:p>
      <text:p text:style-name="P3">    <text:span text:style-name="T25">},</text:span></text:p>
      <text:p text:style-name="P6"><text:span text:style-name="T3"><text:line-break/></text:span>Αφού εκτελεστεί το <text:span text:style-name="T3">sql query, </text:span>το αρχείο <text:span text:style-name="T3">client.service </text:span>περνάει την απάντηση στο <text:span text:style-name="T3">client.controller </text:span>και από εκεί επιστρέφεται η απάντηση είτε σαν <text:span text:style-name="T3">error </text:span>είτε σαν δεδομένα προς εμφάνιση </text:p>
      <text:p text:style-name="P1"><text:span text:style-name="T11">createClient</text:span><text:span text:style-name="T22">:</text:span> (<text:span text:style-name="T22">req</text:span>, <text:span text:style-name="T22">res</text:span>) <text:span text:style-name="T18">=&gt;</text:span> {</text:p>
      <text:p text:style-name="P3">        <text:span text:style-name="T19">const</text:span><text:span text:style-name="T25"> </text:span><text:span text:style-name="T7">body</text:span><text:span text:style-name="T25"> = </text:span><text:span text:style-name="T23">req</text:span><text:span text:style-name="T25">.</text:span><text:span text:style-name="T23">body</text:span><text:span text:style-name="T25">;</text:span></text:p>
      <text:p text:style-name="P3">        <text:span text:style-name="T12">createClient</text:span><text:span text:style-name="T25">(</text:span><text:span text:style-name="T7">body</text:span><text:span text:style-name="T25">, (</text:span><text:span text:style-name="T23">err</text:span><text:span text:style-name="T25">, </text:span><text:span text:style-name="T23">results</text:span><text:span text:style-name="T25">) </text:span><text:span text:style-name="T19">=&gt;</text:span><text:span text:style-name="T25">{</text:span></text:p>
      <text:p text:style-name="P3">            <text:span text:style-name="T26">if</text:span><text:span text:style-name="T25"> (</text:span><text:span text:style-name="T23">err</text:span><text:span text:style-name="T25">) {</text:span></text:p>
      <text:p text:style-name="P3">                <text:span text:style-name="T23">console</text:span><text:span text:style-name="T25">.</text:span><text:span text:style-name="T12">log</text:span><text:span text:style-name="T25">(</text:span><text:span text:style-name="T23">err</text:span><text:span text:style-name="T25">);</text:span></text:p>
      <text:p text:style-name="P3">                <text:span text:style-name="T26">return</text:span><text:span text:style-name="T25"> </text:span><text:span text:style-name="T23">res</text:span><text:span text:style-name="T25">.</text:span><text:span text:style-name="T12">status</text:span><text:span text:style-name="T25">(</text:span><text:span text:style-name="T27">500</text:span><text:span text:style-name="T25">).</text:span><text:span text:style-name="T12">json</text:span><text:span text:style-name="T25">({</text:span></text:p>
      <text:p text:style-name="P3">                    <text:span text:style-name="T23">success:</text:span><text:span text:style-name="T25"> </text:span><text:span text:style-name="T19">false</text:span><text:span text:style-name="T25">,</text:span></text:p>
      <text:p text:style-name="P3">                    <text:span text:style-name="T23">message:</text:span><text:span text:style-name="T25"> </text:span><text:span text:style-name="T16">"Database connection error"</text:span></text:p>
      <text:p text:style-name="P3">                <text:span text:style-name="T25">});</text:span></text:p>
      <text:p text:style-name="P3">            <text:span text:style-name="T25">}</text:span></text:p>
      <text:p text:style-name="P3">            <text:span text:style-name="T26">return</text:span><text:span text:style-name="T25"> </text:span><text:span text:style-name="T23">res</text:span><text:span text:style-name="T25">.</text:span><text:span text:style-name="T12">status</text:span><text:span text:style-name="T25">(</text:span><text:span text:style-name="T27">200</text:span><text:span text:style-name="T25">).</text:span><text:span text:style-name="T12">json</text:span><text:span text:style-name="T25">({</text:span></text:p>
      <text:p text:style-name="P3">                <text:span text:style-name="T23">data:</text:span><text:span text:style-name="T25"> </text:span><text:span text:style-name="T23">results</text:span></text:p>
      <text:p text:style-name="P3">            <text:span text:style-name="T25">});</text:span></text:p>
      <text:p text:style-name="P3">        <text:span text:style-name="T25">});</text:span></text:p>
      <text:p text:style-name="P3">    <text:span text:style-name="T25">},</text:span></text:p>
      <text:p text:style-name="P6"/>
      <text:p text:style-name="P6"/>
      <text:p text:style-name="P6"/>
      <text:p text:style-name="P6"/>
      <text:p text:style-name="P6"><text:soft-page-break/>Όπως αναφέρεται πιο πάνω, για το <text:span text:style-name="T3">front end </text:span>χρησιμοποιείται η γλώσσα προγραμματισμού <text:span text:style-name="T3">Java/JavaFX. </text:span>Στην είσοδο ενώς χρήστη, η <text:span text:style-name="T3">Java </text:span>στέλνει ένα <text:span text:style-name="T3">Http Request </text:span>στον <text:span text:style-name="T3">server </text:span>με τα στοιχεία του χρήστη και αν επιστραφεί <text:span text:style-name="T3">token </text:span>από τον <text:span text:style-name="T3">server(</text:span>δηλαδή τα στοιχεία του χρήστη επαλυθεύτηκαν με επιτυχία) αποθηκεύεται σαν <text:span text:style-name="T3">String</text:span> μεταυλητή. Αν επιστραφεί <text:span text:style-name="T3">error, </text:span>ή δεν επιστραφεί απάντηση καθόλου τότε εμφανίζεται στον χρήστη ένα παράθυρο το οποίο τον ενημερώνει αναλόγος την περίπτωση τι πήγε στραβά</text:p>
      <text:p text:style-name="P12"><text:span text:style-name="T28">static </text:span>String <text:span text:style-name="T33">usrToken</text:span><text:span text:style-name="T28">;</text:span></text:p>
      <text:p text:style-name="P6"/>
      <text:p text:style-name="P12"><text:span text:style-name="T28">public void </text:span><text:span text:style-name="T38">logIn</text:span>() <text:span text:style-name="T28">throws </text:span>Exception {</text:p>
      <text:p text:style-name="P14"><text:s text:c="4"/><text:span text:style-name="T39">Main.</text:span><text:span text:style-name="T35">UserName</text:span><text:span text:style-name="T39">=</text:span><text:span text:style-name="T29">null;</text:span></text:p>
      <text:p text:style-name="P14"><text:span text:style-name="T28"><text:s text:c="4"/></text:span><text:span text:style-name="T39">Main.</text:span><text:span text:style-name="T35">usrToken</text:span><text:span text:style-name="T39">=</text:span><text:span text:style-name="T29">null;</text:span></text:p>
      <text:p text:style-name="P14"><text:span text:style-name="T28"><text:s text:c="4"/></text:span><text:span text:style-name="T29">if </text:span><text:span text:style-name="T39">(</text:span><text:span text:style-name="T34">PasswordTxtField</text:span><text:span text:style-name="T39">.getText().length() &lt; </text:span><text:span text:style-name="T42">4</text:span><text:span text:style-name="T39">) {System.</text:span><text:span text:style-name="T35">out</text:span><text:span text:style-name="T39">.println(</text:span><text:span text:style-name="T43">"Password too short"</text:span><text:span text:style-name="T39">)</text:span><text:span text:style-name="T29">; return;</text:span><text:span text:style-name="T39">}</text:span></text:p>
      <text:p text:style-name="P14"><text:s text:c="4"/><text:span text:style-name="T29">try </text:span><text:span text:style-name="T39">{</text:span></text:p>
      <text:p text:style-name="P14"><text:s text:c="8"/><text:span text:style-name="T29">new </text:span><text:span text:style-name="T39">LogInHttpRequestSynchronous().run(Main.</text:span><text:span text:style-name="T35">globalIP</text:span><text:span text:style-name="T39">+</text:span><text:span text:style-name="T43">"/api/users/login"</text:span><text:span text:style-name="T29">,</text:span><text:span text:style-name="T34">UsernameTxtField</text:span><text:span text:style-name="T39">.getText()</text:span><text:span text:style-name="T29">,</text:span><text:span text:style-name="T34">PasswordTxtField</text:span><text:span text:style-name="T39">.getText())</text:span><text:span text:style-name="T29">;</text:span></text:p>
      <text:p text:style-name="P14"><text:span text:style-name="T28"><text:s text:c="4"/></text:span><text:span text:style-name="T39">} </text:span><text:span text:style-name="T29">catch </text:span><text:span text:style-name="T39">(Exception e) {</text:span></text:p>
      <text:p text:style-name="P14"><text:s text:c="8"/><text:span text:style-name="T39">System.</text:span><text:span text:style-name="T35">out</text:span><text:span text:style-name="T39">.println(e.getMessage())</text:span><text:span text:style-name="T29">;</text:span></text:p>
      <text:p text:style-name="P14"><text:span text:style-name="T28"><text:s text:c="8"/></text:span><text:span text:style-name="T29">if </text:span><text:span text:style-name="T39">(e.getMessage().equals(</text:span><text:span text:style-name="T43">"Failed to connect to localhost/0:0:0:0:0:0:0:1:3000"</text:span><text:span text:style-name="T39">)) {</text:span></text:p>
      <text:p text:style-name="P14"><text:s text:c="12"/><text:span text:style-name="T39">Alert alert = </text:span><text:span text:style-name="T29">new </text:span><text:span text:style-name="T39">Alert(Alert.AlertType.</text:span><text:span text:style-name="T35">WARNING</text:span><text:span text:style-name="T39">)</text:span><text:span text:style-name="T29">;</text:span></text:p>
      <text:p text:style-name="P14"><text:span text:style-name="T28"><text:s text:c="12"/></text:span><text:span text:style-name="T39">alert.setTitle(</text:span><text:span text:style-name="T43">"Error"</text:span><text:span text:style-name="T39">)</text:span><text:span text:style-name="T29">;</text:span></text:p>
      <text:p text:style-name="P14"><text:span text:style-name="T28"><text:s text:c="12"/></text:span><text:span text:style-name="T39">alert.setHeaderText(</text:span><text:span text:style-name="T43">"Internal Server Error"</text:span><text:span text:style-name="T39">)</text:span><text:span text:style-name="T29">;</text:span></text:p>
      <text:p text:style-name="P14"><text:span text:style-name="T28"><text:s text:c="12"/></text:span><text:span text:style-name="T39">alert.setContentText(</text:span><text:span text:style-name="T43">"Cannot connect to server. Error Message:" </text:span><text:span text:style-name="T39">+ </text:span><text:span text:style-name="T43">"</text:span><text:span text:style-name="T29">\n</text:span><text:span text:style-name="T43">" </text:span><text:span text:style-name="T39">+ e.getMessage())</text:span><text:span text:style-name="T29">;</text:span></text:p>
      <text:p text:style-name="P14"><text:span text:style-name="T28"><text:s text:c="12"/></text:span><text:span text:style-name="T39">System.</text:span><text:span text:style-name="T35">out</text:span><text:span text:style-name="T39">.println(e.getMessage())</text:span><text:span text:style-name="T29">;</text:span></text:p>
      <text:p text:style-name="P14"><text:span text:style-name="T28"><text:s text:c="12"/></text:span><text:span text:style-name="T39">alert.showAndWait()</text:span><text:span text:style-name="T29">;</text:span></text:p>
      <text:p text:style-name="P15"><text:s text:c="12"/><text:span text:style-name="T39">return;</text:span></text:p>
      <text:p text:style-name="P14"><text:span text:style-name="T28"><text:s text:c="8"/></text:span><text:span text:style-name="T39">}</text:span><text:span text:style-name="T29">;</text:span></text:p>
      <text:p text:style-name="P14"><text:span text:style-name="T28"><text:s text:c="8"/></text:span><text:span text:style-name="T39">Alert alert = </text:span><text:span text:style-name="T29">new </text:span><text:span text:style-name="T39">Alert(Alert.AlertType.</text:span><text:span text:style-name="T35">WARNING</text:span><text:span text:style-name="T39">)</text:span><text:span text:style-name="T29">;</text:span></text:p>
      <text:p text:style-name="P14"><text:span text:style-name="T28"><text:s text:c="8"/></text:span><text:span text:style-name="T39">alert.setTitle(</text:span><text:span text:style-name="T43">"Warning Dialog"</text:span><text:span text:style-name="T39">)</text:span><text:span text:style-name="T29">;</text:span></text:p>
      <text:p text:style-name="P14"><text:span text:style-name="T28"><text:s text:c="8"/></text:span><text:span text:style-name="T39">alert.setHeaderText(</text:span><text:span text:style-name="T43">"Error"</text:span><text:span text:style-name="T39">)</text:span><text:span text:style-name="T29">;</text:span></text:p>
      <text:p text:style-name="P14"><text:span text:style-name="T28"><text:s text:c="8"/></text:span><text:span text:style-name="T39">alert.setContentText(</text:span><text:span text:style-name="T43">"Invalid Username/Password combination: " </text:span><text:span text:style-name="T39">+ e.getMessage())</text:span><text:span text:style-name="T29">;</text:span></text:p>
      <text:p text:style-name="P14"><text:span text:style-name="T28"><text:s text:c="8"/></text:span><text:span text:style-name="T39">System.</text:span><text:span text:style-name="T35">out</text:span><text:span text:style-name="T39">.println(e.getMessage())</text:span><text:span text:style-name="T29">;</text:span></text:p>
      <text:p text:style-name="P14"><text:span text:style-name="T28"><text:s text:c="8"/></text:span><text:span text:style-name="T39">alert.showAndWait()</text:span><text:span text:style-name="T29">;</text:span></text:p>
      <text:p text:style-name="P15"><text:s text:c="8"/><text:span text:style-name="T39">return;</text:span></text:p>
      <text:p text:style-name="P13"><text:span text:style-name="T28"><text:s text:c="4"/></text:span><text:span text:style-name="T39">}</text:span></text:p>
      <text:p text:style-name="P24"><text:span text:style-name="T1">Αφου αποθηκευτεί το </text:span><text:span text:style-name="T4">token </text:span><text:span text:style-name="T1">του χρήστη, στέλνετε ένα </text:span><text:span text:style-name="T4">request </text:span><text:span text:style-name="T1">στον </text:span><text:span text:style-name="T4">server </text:span><text:span text:style-name="T1">το οποίο ζητάει να επιστραφούν τα δικαιώματα του χρήστη τα οποία αποθηκεύοντε σε μεταβλητές </text:span><text:span text:style-name="T4">true or false(boolean) </text:span><text:span text:style-name="T1"><text:line-break/></text:span><text:span text:style-name="T4">LogInController code:<text:line-break/><text:line-break/></text:span><text:span text:style-name="T31">new GetPermissionsHttpRequest().run(Main.</text:span><text:span text:style-name="T36">globalIP</text:span><text:span text:style-name="T31">+</text:span><text:span text:style-name="T44">"/api/permissions/getPermissionsByUsername"</text:span><text:span text:style-name="T31">,</text:span><text:span text:style-name="T37">UsernameTxtField</text:span><text:span text:style-name="T31">.getText());</text:span></text:p>
      <text:p text:style-name="P24"><text:span text:style-name="T1">Κώδικα που τρέχει μέσα στην ενέργεια </text:span><text:span text:style-name="T4">run </text:span><text:span text:style-name="T1">της κλάσσης </text:span><text:span text:style-name="T4">GetPermisisonsHttpRequest:<text:line-break/></text:span><text:span text:style-name="T46">String userResponse= response.body().string()</text:span><text:span text:style-name="T30">;</text:span></text:p>
      <text:p text:style-name="P19">userPermissions userPermissions = <text:span text:style-name="T32">gson</text:span>.fromJson(userResponse<text:span text:style-name="T28">, </text:span>userPermissions.<text:span text:style-name="T28">class</text:span>)<text:span text:style-name="T28">;</text:span></text:p>
      <text:p text:style-name="P19"><text:span text:style-name="T28">if </text:span>(userPermissions.getPermission1()==<text:span text:style-name="T41">1</text:span>) LogInController.<text:span text:style-name="T33">permission1received</text:span>=<text:span text:style-name="T28">true;</text:span></text:p>
      <text:p text:style-name="P19"><text:span text:style-name="T28">if </text:span>(userPermissions.getPermission2()==<text:span text:style-name="T41">1</text:span>) LogInController.<text:span text:style-name="T33">permission2received</text:span>=<text:span text:style-name="T28">true;</text:span></text:p>
      <text:p text:style-name="P19"><text:span text:style-name="T28">if </text:span>(userPermissions.getPermission3()==<text:span text:style-name="T41">1</text:span>) LogInController.<text:span text:style-name="T33">permission3received</text:span>=<text:span text:style-name="T28">true;</text:span></text:p>
      <text:p text:style-name="P17"><text:span text:style-name="T32">client</text:span>.dispatcher().executorService().shutdown()<text:span text:style-name="T28">;</text:span></text:p>
      <text:p text:style-name="P24"><text:soft-page-break/><text:span text:style-name="T1">Αρχικοποίηση λογικών μεταβλητών </text:span><text:span text:style-name="T4">boolean </text:span><text:span text:style-name="T1">στην κλάσση </text:span><text:span text:style-name="T4">LogInController:<text:line-break/><text:line-break/></text:span><text:span text:style-name="T30">public class LogInController {</text:span></text:p>
      <text:p text:style-name="P14"><text:s text:c="4"/><text:span text:style-name="T29">static </text:span><text:span text:style-name="T39">Boolean </text:span><text:span text:style-name="T35">permission1received </text:span><text:span text:style-name="T39">= </text:span><text:span text:style-name="T29">false;</text:span></text:p>
      <text:p text:style-name="P14"><text:span text:style-name="T28"><text:s text:c="4"/></text:span><text:span text:style-name="T29">static </text:span><text:span text:style-name="T39">Boolean </text:span><text:span text:style-name="T35">permission2received </text:span><text:span text:style-name="T39">= </text:span><text:span text:style-name="T29">false;</text:span></text:p>
      <text:p text:style-name="P13"><text:span text:style-name="T28"><text:s text:c="4"/></text:span><text:span text:style-name="T29">static </text:span><text:span text:style-name="T39">Boolean </text:span><text:span text:style-name="T35">permission3received </text:span><text:span text:style-name="T39">= </text:span><text:span text:style-name="T29">false;</text:span></text:p>
      <text:p text:style-name="P24"><text:span text:style-name="T1">Στην συνέχεια εμφανίζεται ένα παράθυρο στον χρήστη το οποίο του δίνει επιλογή προσβάσης στα παράθυρα της εφαρμογής. Με το που πατήσει το κουμπί μιας κατηγορίας του παραθύρου, γίνεται έλεγχος για το αν έχει ο χρήστης δικαίωμα πρόσβασης στο παράθυρο αυτό ελέγχοντας της μεταβλητές </text:span><text:span text:style-name="T4">boolean </text:span><text:span text:style-name="T1">που αναφέρονται πιο πάνω. Εξαίρεση αποτελεί το παράθυρο διαχείρισης χρηστών το οποίο, αντί για τις μεταβλητές, ελέγχει αν το όνομα χρήστη ισοδυναμεί με “</text:span><text:span text:style-name="T4">ADMIN”</text:span><text:span text:style-name="T46">} </text:span><text:span text:style-name="T30">else </text:span><text:span text:style-name="T46">{</text:span></text:p>
      <text:p text:style-name="P14"><text:s text:c="4"/><text:span text:style-name="T39">Main.</text:span><text:span text:style-name="T35">UserName</text:span><text:span text:style-name="T39">=</text:span><text:span text:style-name="T34">UsernameTxtField</text:span><text:span text:style-name="T39">.getText()</text:span><text:span text:style-name="T29">;</text:span></text:p>
      <text:p text:style-name="P14"><text:span text:style-name="T28"><text:s text:c="4"/></text:span><text:span text:style-name="T39">Alert alert = </text:span><text:span text:style-name="T29">new </text:span><text:span text:style-name="T39">Alert(Alert.AlertType.</text:span><text:span text:style-name="T35">CONFIRMATION</text:span><text:span text:style-name="T39">)</text:span><text:span text:style-name="T29">;</text:span></text:p>
      <text:p text:style-name="P14"><text:span text:style-name="T28"><text:s text:c="4"/></text:span><text:span text:style-name="T39">alert.setTitle(</text:span><text:span text:style-name="T43">"Log in successful"</text:span><text:span text:style-name="T39">)</text:span><text:span text:style-name="T29">;</text:span></text:p>
      <text:p text:style-name="P14"><text:span text:style-name="T28"><text:s text:c="4"/></text:span><text:span text:style-name="T39">alert.setHeaderText(</text:span><text:span text:style-name="T29">null</text:span><text:span text:style-name="T39">)</text:span><text:span text:style-name="T29">;</text:span></text:p>
      <text:p text:style-name="P14"><text:span text:style-name="T28"><text:s text:c="4"/></text:span><text:span text:style-name="T39">alert.setContentText(</text:span><text:span text:style-name="T43">"</text:span><text:span text:style-name="T45">Παρακα</text:span><text:span text:style-name="T43">λ</text:span><text:span text:style-name="T45">ώ ε</text:span><text:span text:style-name="T43">π</text:span><text:span text:style-name="T45">ι</text:span><text:span text:style-name="T43">λ</text:span><text:span text:style-name="T45">έξτε</text:span><text:span text:style-name="T43"> π</text:span><text:span text:style-name="T45">ως θα συνεχίσετε</text:span><text:span text:style-name="T43">:"</text:span><text:span text:style-name="T39">)</text:span><text:span text:style-name="T29">;</text:span></text:p>
      <text:p text:style-name="P14"><text:span text:style-name="T28"><text:s text:c="4"/></text:span><text:span text:style-name="T39">ButtonType buttonTypeOne = </text:span><text:span text:style-name="T29">new </text:span><text:span text:style-name="T39">ButtonType(</text:span><text:span text:style-name="T43">"</text:span><text:span text:style-name="T45">Διαχείριση</text:span><text:span text:style-name="T43"> π</text:span><text:span text:style-name="T45">ε</text:span><text:span text:style-name="T43">λ</text:span><text:span text:style-name="T45">ατών</text:span><text:span text:style-name="T43">"</text:span><text:span text:style-name="T39">)</text:span><text:span text:style-name="T29">;</text:span></text:p>
      <text:p text:style-name="P14"><text:span text:style-name="T28"><text:s text:c="4"/></text:span><text:span text:style-name="T39">ButtonType buttonTypeTwo = </text:span><text:span text:style-name="T29">new </text:span><text:span text:style-name="T39">ButtonType(</text:span><text:span text:style-name="T43">"</text:span><text:span text:style-name="T45">Διαχείριση</text:span><text:span text:style-name="T43"> π</text:span><text:span text:style-name="T45">ροϊόντων</text:span><text:span text:style-name="T43">"</text:span><text:span text:style-name="T39">)</text:span><text:span text:style-name="T29">;</text:span></text:p>
      <text:p text:style-name="P14"><text:span text:style-name="T28"><text:s text:c="4"/></text:span><text:span text:style-name="T39">ButtonType buttonTypeThree = </text:span><text:span text:style-name="T29">new </text:span><text:span text:style-name="T39">ButtonType(</text:span><text:span text:style-name="T43">"</text:span><text:span text:style-name="T45">Διαχείριση ιστορικού</text:span><text:span text:style-name="T43"> π</text:span><text:span text:style-name="T45">αραγγε</text:span><text:span text:style-name="T43">λ</text:span><text:span text:style-name="T45">ιών</text:span><text:span text:style-name="T43">"</text:span><text:span text:style-name="T39">)</text:span><text:span text:style-name="T29">;</text:span></text:p>
      <text:p text:style-name="P14"><text:span text:style-name="T28"><text:s text:c="4"/></text:span><text:span text:style-name="T39">ButtonType buttonTypeFour = </text:span><text:span text:style-name="T29">new </text:span><text:span text:style-name="T39">ButtonType(</text:span><text:span text:style-name="T43">"</text:span><text:span text:style-name="T45">Διαχείριση δικαιω</text:span><text:span text:style-name="T43">μ</text:span><text:span text:style-name="T45">άτων χρηστών</text:span><text:span text:style-name="T43">"</text:span><text:span text:style-name="T39">)</text:span><text:span text:style-name="T29">;</text:span></text:p>
      <text:p text:style-name="P14"><text:span text:style-name="T28"><text:s text:c="4"/></text:span><text:span text:style-name="T39">ButtonType buttonTypeCancel = </text:span><text:span text:style-name="T29">new </text:span><text:span text:style-name="T39">ButtonType(</text:span><text:span text:style-name="T43">"Cancel"</text:span><text:span text:style-name="T29">, </text:span><text:span text:style-name="T39">ButtonBar.ButtonData.</text:span><text:span text:style-name="T35">CANCEL_CLOSE</text:span><text:span text:style-name="T39">)</text:span><text:span text:style-name="T29">;</text:span></text:p>
      <text:p text:style-name="P14"><text:span text:style-name="T28"><text:s text:c="4"/></text:span><text:span text:style-name="T39">alert.getButtonTypes().setAll(buttonTypeOne</text:span><text:span text:style-name="T29">, </text:span><text:span text:style-name="T39">buttonTypeTwo</text:span><text:span text:style-name="T29">, </text:span><text:span text:style-name="T39">buttonTypeThree</text:span><text:span text:style-name="T29">, </text:span><text:span text:style-name="T39">buttonTypeFour</text:span><text:span text:style-name="T29">, </text:span><text:span text:style-name="T39">buttonTypeCancel)</text:span><text:span text:style-name="T29">;</text:span></text:p>
      <text:p text:style-name="P14"><text:span text:style-name="T28"><text:s text:c="4"/></text:span><text:span text:style-name="T39">Optional&lt;ButtonType&gt; result = alert.showAndWait()</text:span><text:span text:style-name="T29">;</text:span></text:p>
      <text:p text:style-name="P14"><text:span text:style-name="T28"><text:s text:c="4"/></text:span><text:span text:style-name="T29">if </text:span><text:span text:style-name="T39">(result.get() == buttonTypeOne) {</text:span></text:p>
      <text:p text:style-name="P14"><text:s text:c="8"/><text:span text:style-name="T29">if </text:span><text:span text:style-name="T39">(!</text:span><text:span text:style-name="T35">permission1received</text:span><text:span text:style-name="T39">) {</text:span><text:span text:style-name="T48">//</text:span><text:span text:style-name="T49">Αν ο χρήστης δεν έχει δικαιό</text:span><text:span text:style-name="T48">μ</text:span><text:span text:style-name="T49">α εισόδου σε αυτό το</text:span><text:span text:style-name="T48"> π</text:span><text:span text:style-name="T49">αράθυρο</text:span></text:p>
      <text:p text:style-name="P14"><text:span text:style-name="T47"><text:s text:c="12"/></text:span><text:span text:style-name="T39">Alert AdminOnly = </text:span><text:span text:style-name="T29">new </text:span><text:span text:style-name="T39">Alert(Alert.AlertType.</text:span><text:span text:style-name="T35">WARNING</text:span><text:span text:style-name="T39">)</text:span><text:span text:style-name="T29">;</text:span></text:p>
      <text:p text:style-name="P14"><text:span text:style-name="T28"><text:s text:c="12"/></text:span><text:span text:style-name="T39">AdminOnly.setTitle(</text:span><text:span text:style-name="T43">"WARNING"</text:span><text:span text:style-name="T39">)</text:span><text:span text:style-name="T29">;</text:span></text:p>
      <text:p text:style-name="P14"><text:span text:style-name="T28"><text:s text:c="12"/></text:span><text:span text:style-name="T39">AdminOnly.setHeaderText(</text:span><text:span text:style-name="T29">null</text:span><text:span text:style-name="T39">)</text:span><text:span text:style-name="T29">;</text:span></text:p>
      <text:p text:style-name="P14"><text:span text:style-name="T28"><text:s text:c="12"/></text:span><text:span text:style-name="T39">AdminOnly.setContentText(</text:span><text:span text:style-name="T43">"</text:span><text:span text:style-name="T45">Δεν έχετε δικαίω</text:span><text:span text:style-name="T43">μ</text:span><text:span text:style-name="T45">α εισόδου σε αυτό το</text:span><text:span text:style-name="T43"> π</text:span><text:span text:style-name="T45">αράθυρο</text:span><text:span text:style-name="T43">. </text:span><text:span text:style-name="T45">Προσ</text:span><text:span text:style-name="T43">π</text:span><text:span text:style-name="T45">αθήστε να</text:span><text:span text:style-name="T43"> μπ</text:span><text:span text:style-name="T45">είτε σε ά</text:span><text:span text:style-name="T43">λλ</text:span><text:span text:style-name="T45">ο</text:span><text:span text:style-name="T43"> π</text:span><text:span text:style-name="T45">αράθυρο ή ε</text:span><text:span text:style-name="T43">π</text:span><text:span text:style-name="T45">ικοινωνήστε</text:span><text:span text:style-name="T43"> μ</text:span><text:span text:style-name="T45">ε τον διαχειριστή</text:span><text:span text:style-name="T43">."</text:span><text:span text:style-name="T39">)</text:span><text:span text:style-name="T29">;</text:span></text:p>
      <text:p text:style-name="P14"><text:span text:style-name="T28"><text:s text:c="12"/></text:span><text:span text:style-name="T39">AdminOnly.showAndWait()</text:span><text:span text:style-name="T29">;</text:span></text:p>
      <text:p text:style-name="P14"><text:span text:style-name="T28"><text:s text:c="8"/></text:span><text:span text:style-name="T39">} </text:span><text:span text:style-name="T29">else </text:span><text:span text:style-name="T39">{</text:span></text:p>
      <text:p text:style-name="P14"><text:s text:c="12"/><text:span text:style-name="T48">// ... user chose "</text:span><text:span text:style-name="T49">Διαχείριση</text:span><text:span text:style-name="T48"> π</text:span><text:span text:style-name="T49">ε</text:span><text:span text:style-name="T48">λ</text:span><text:span text:style-name="T49">ατών</text:span><text:span text:style-name="T48">"</text:span></text:p>
      <text:p text:style-name="P14"><text:span text:style-name="T47"><text:s text:c="12"/></text:span><text:span text:style-name="T39">Parent root = FXMLLoader.</text:span><text:span text:style-name="T40">load</text:span><text:span text:style-name="T39">(getClass().getResource(</text:span><text:span text:style-name="T43">"/sample/ClientManagement.fxml"</text:span><text:span text:style-name="T39">))</text:span><text:span text:style-name="T29">;</text:span></text:p>
      <text:p text:style-name="P14"><text:span text:style-name="T28"><text:s text:c="12"/></text:span><text:span text:style-name="T39">Stage primaryStage = </text:span><text:span text:style-name="T29">new </text:span><text:span text:style-name="T39">Stage()</text:span><text:span text:style-name="T29">;</text:span></text:p>
      <text:p text:style-name="P14"><text:span text:style-name="T28"><text:s text:c="12"/></text:span><text:span text:style-name="T39">primaryStage.setTitle(</text:span><text:span text:style-name="T43">"</text:span><text:span text:style-name="T45">Διαχείριση</text:span><text:span text:style-name="T43"> π</text:span><text:span text:style-name="T45">ε</text:span><text:span text:style-name="T43">λ</text:span><text:span text:style-name="T45">ατών</text:span><text:span text:style-name="T43">"</text:span><text:span text:style-name="T39">)</text:span><text:span text:style-name="T29">;</text:span></text:p>
      <text:p text:style-name="P14"><text:span text:style-name="T28"><text:s text:c="12"/></text:span><text:span text:style-name="T39">primaryStage.setScene(</text:span><text:span text:style-name="T29">new </text:span><text:span text:style-name="T39">Scene(root</text:span><text:span text:style-name="T29">, </text:span><text:span text:style-name="T42">800</text:span><text:span text:style-name="T29">, </text:span><text:span text:style-name="T42">600</text:span><text:span text:style-name="T39">))</text:span><text:span text:style-name="T29">;</text:span></text:p>
      <text:p text:style-name="P14"><text:span text:style-name="T28"><text:s text:c="12"/></text:span><text:span text:style-name="T39">primaryStage.getIcons().add(</text:span><text:span text:style-name="T29">new </text:span><text:span text:style-name="T39">Image(Main.</text:span><text:span text:style-name="T29">class</text:span><text:span text:style-name="T39">.getResourceAsStream(</text:span><text:span text:style-name="T43">"vector4-removebg-preview.png"</text:span><text:span text:style-name="T39">)))</text:span><text:span text:style-name="T29">;</text:span></text:p>
      <text:p text:style-name="P14"><text:span text:style-name="T28"><text:s text:c="12"/></text:span><text:span text:style-name="T39">primaryStage.show()</text:span><text:span text:style-name="T29">;</text:span></text:p>
      <text:p text:style-name="P14"><text:span text:style-name="T28"><text:s text:c="12"/></text:span><text:span text:style-name="T34">SPane</text:span><text:span text:style-name="T39">.getScene().getWindow().hide()</text:span><text:span text:style-name="T29">;</text:span></text:p>
      <text:p text:style-name="P14"><text:span text:style-name="T28"><text:s text:c="8"/></text:span><text:span text:style-name="T39">}</text:span></text:p>
      <text:p text:style-name="P14"><text:s text:c="4"/><text:span text:style-name="T39">} </text:span><text:span text:style-name="T29">else if </text:span><text:span text:style-name="T39">(result.get() == buttonTypeTwo) {</text:span></text:p>
      <text:p text:style-name="P14"><text:s text:c="8"/><text:span text:style-name="T48">// ... user chose "</text:span><text:span text:style-name="T49">Διαχείριση</text:span><text:span text:style-name="T48"> π</text:span><text:span text:style-name="T49">ροϊόντων</text:span><text:span text:style-name="T48">"</text:span></text:p>
      <text:p text:style-name="P14"><text:span text:style-name="T47"><text:s text:c="8"/></text:span><text:span text:style-name="T29">if </text:span><text:span text:style-name="T39">(!</text:span><text:span text:style-name="T35">permission2received</text:span><text:span text:style-name="T39">) {</text:span><text:span text:style-name="T48">//</text:span><text:span text:style-name="T49">Αν ο χρήστης δεν έχει δικαιό</text:span><text:span text:style-name="T48">μ</text:span><text:span text:style-name="T49">α εισόδου σε αυτό το</text:span><text:span text:style-name="T48"> π</text:span><text:span text:style-name="T49">αράθυρο</text:span></text:p>
      <text:p text:style-name="P14"><text:span text:style-name="T47"><text:s text:c="12"/></text:span><text:span text:style-name="T39">Alert AdminOnly = </text:span><text:span text:style-name="T29">new </text:span><text:span text:style-name="T39">Alert(Alert.AlertType.</text:span><text:span text:style-name="T35">WARNING</text:span><text:span text:style-name="T39">)</text:span><text:span text:style-name="T29">;</text:span></text:p>
      <text:p text:style-name="P14"><text:span text:style-name="T28"><text:s text:c="12"/></text:span><text:span text:style-name="T39">AdminOnly.setTitle(</text:span><text:span text:style-name="T43">"WARNING"</text:span><text:span text:style-name="T39">)</text:span><text:span text:style-name="T29">;</text:span></text:p>
      <text:p text:style-name="P14"><text:span text:style-name="T28"><text:s text:c="12"/></text:span><text:span text:style-name="T39">AdminOnly.setHeaderText(</text:span><text:span text:style-name="T29">null</text:span><text:span text:style-name="T39">)</text:span><text:span text:style-name="T29">;</text:span></text:p>
      <text:p text:style-name="P14"><text:span text:style-name="T28"><text:s text:c="12"/></text:span><text:span text:style-name="T39">AdminOnly.setContentText(</text:span><text:span text:style-name="T43">"</text:span><text:span text:style-name="T45">Δεν έχετε δικαίω</text:span><text:span text:style-name="T43">μ</text:span><text:span text:style-name="T45">α εισόδου σε αυτό το</text:span><text:span text:style-name="T43"> π</text:span><text:span text:style-name="T45">αράθυρο</text:span><text:span text:style-name="T43">. </text:span><text:soft-page-break/><text:span text:style-name="T45">Προσ</text:span><text:span text:style-name="T43">π</text:span><text:span text:style-name="T45">αθήστε να</text:span><text:span text:style-name="T43"> μπ</text:span><text:span text:style-name="T45">είτε σε ά</text:span><text:span text:style-name="T43">λλ</text:span><text:span text:style-name="T45">ο</text:span><text:span text:style-name="T43"> π</text:span><text:span text:style-name="T45">αράθυρο ή ε</text:span><text:span text:style-name="T43">π</text:span><text:span text:style-name="T45">ικοινωνήστε</text:span><text:span text:style-name="T43"> μ</text:span><text:span text:style-name="T45">ε τον διαχειριστή</text:span><text:span text:style-name="T43">."</text:span><text:span text:style-name="T39">)</text:span><text:span text:style-name="T29">;</text:span></text:p>
      <text:p text:style-name="P14"><text:span text:style-name="T28"><text:s text:c="12"/></text:span><text:span text:style-name="T39">AdminOnly.showAndWait()</text:span><text:span text:style-name="T29">;</text:span></text:p>
      <text:p text:style-name="P14"><text:span text:style-name="T28"><text:s text:c="8"/></text:span><text:span text:style-name="T39">} </text:span><text:span text:style-name="T29">else </text:span><text:span text:style-name="T39">{</text:span></text:p>
      <text:p text:style-name="P14"><text:s text:c="12"/><text:span text:style-name="T39">Parent root = FXMLLoader.</text:span><text:span text:style-name="T40">load</text:span><text:span text:style-name="T39">(getClass().getResource(</text:span><text:span text:style-name="T43">"/sample/ProductManagement.fxml"</text:span><text:span text:style-name="T39">))</text:span><text:span text:style-name="T29">;</text:span></text:p>
      <text:p text:style-name="P14"><text:span text:style-name="T28"><text:s text:c="12"/></text:span><text:span text:style-name="T39">Stage primaryStage = </text:span><text:span text:style-name="T29">new </text:span><text:span text:style-name="T39">Stage()</text:span><text:span text:style-name="T29">;</text:span></text:p>
      <text:p text:style-name="P14"><text:span text:style-name="T28"><text:s text:c="12"/></text:span><text:span text:style-name="T39">primaryStage.setTitle(</text:span><text:span text:style-name="T43">"</text:span><text:span text:style-name="T45">Διαχείριση</text:span><text:span text:style-name="T43"> π</text:span><text:span text:style-name="T45">ροϊόντων</text:span><text:span text:style-name="T43">"</text:span><text:span text:style-name="T39">)</text:span><text:span text:style-name="T29">;</text:span></text:p>
      <text:p text:style-name="P14"><text:span text:style-name="T28"><text:s text:c="12"/></text:span><text:span text:style-name="T39">primaryStage.setScene(</text:span><text:span text:style-name="T29">new </text:span><text:span text:style-name="T39">Scene(root</text:span><text:span text:style-name="T29">, </text:span><text:span text:style-name="T42">800</text:span><text:span text:style-name="T29">, </text:span><text:span text:style-name="T42">600</text:span><text:span text:style-name="T39">))</text:span><text:span text:style-name="T29">;</text:span></text:p>
      <text:p text:style-name="P14"><text:span text:style-name="T28"><text:s text:c="12"/></text:span><text:span text:style-name="T39">primaryStage.getIcons().add(</text:span><text:span text:style-name="T29">new </text:span><text:span text:style-name="T39">Image(Main.</text:span><text:span text:style-name="T29">class</text:span><text:span text:style-name="T39">.getResourceAsStream(</text:span><text:span text:style-name="T43">"vector4-removebg-preview.png"</text:span><text:span text:style-name="T39">)))</text:span><text:span text:style-name="T29">;</text:span></text:p>
      <text:p text:style-name="P14"><text:span text:style-name="T28"><text:s text:c="12"/></text:span><text:span text:style-name="T39">primaryStage.show()</text:span><text:span text:style-name="T29">;</text:span></text:p>
      <text:p text:style-name="P14"><text:span text:style-name="T28"><text:s text:c="12"/></text:span><text:span text:style-name="T34">SPane</text:span><text:span text:style-name="T39">.getScene().getWindow().hide()</text:span><text:span text:style-name="T29">;</text:span></text:p>
      <text:p text:style-name="P14"><text:span text:style-name="T28"><text:s text:c="8"/></text:span><text:span text:style-name="T39">}</text:span></text:p>
      <text:p text:style-name="P14"><text:s text:c="4"/><text:span text:style-name="T39">} </text:span><text:span text:style-name="T29">else if </text:span><text:span text:style-name="T39">(result.get() == buttonTypeThree) {</text:span></text:p>
      <text:p text:style-name="P14"><text:s text:c="8"/><text:span text:style-name="T48">// ... user chose "</text:span><text:span text:style-name="T49">Διαχείριση ιστορικού</text:span><text:span text:style-name="T48"> π</text:span><text:span text:style-name="T49">αραγγε</text:span><text:span text:style-name="T48">λ</text:span><text:span text:style-name="T49">ιών</text:span><text:span text:style-name="T48">"</text:span></text:p>
      <text:p text:style-name="P14"><text:span text:style-name="T47"><text:s text:c="8"/></text:span><text:span text:style-name="T29">if </text:span><text:span text:style-name="T39">(!</text:span><text:span text:style-name="T35">permission3received</text:span><text:span text:style-name="T39">) {</text:span><text:span text:style-name="T48">//</text:span><text:span text:style-name="T49">Αν ο χρήστης δεν έχει δικαιό</text:span><text:span text:style-name="T48">μ</text:span><text:span text:style-name="T49">α εισόδου σε αυτό το</text:span><text:span text:style-name="T48"> π</text:span><text:span text:style-name="T49">αράθυρο</text:span></text:p>
      <text:p text:style-name="P14"><text:span text:style-name="T47"><text:s text:c="12"/></text:span><text:span text:style-name="T39">Alert AdminOnly = </text:span><text:span text:style-name="T29">new </text:span><text:span text:style-name="T39">Alert(Alert.AlertType.</text:span><text:span text:style-name="T35">WARNING</text:span><text:span text:style-name="T39">)</text:span><text:span text:style-name="T29">;</text:span></text:p>
      <text:p text:style-name="P14"><text:span text:style-name="T28"><text:s text:c="12"/></text:span><text:span text:style-name="T39">AdminOnly.setTitle(</text:span><text:span text:style-name="T43">"WARNING"</text:span><text:span text:style-name="T39">)</text:span><text:span text:style-name="T29">;</text:span></text:p>
      <text:p text:style-name="P14"><text:span text:style-name="T28"><text:s text:c="12"/></text:span><text:span text:style-name="T39">AdminOnly.setHeaderText(</text:span><text:span text:style-name="T29">null</text:span><text:span text:style-name="T39">)</text:span><text:span text:style-name="T29">;</text:span></text:p>
      <text:p text:style-name="P14"><text:span text:style-name="T28"><text:s text:c="12"/></text:span><text:span text:style-name="T39">AdminOnly.setContentText(</text:span><text:span text:style-name="T43">"</text:span><text:span text:style-name="T45">Δεν έχετε δικαίω</text:span><text:span text:style-name="T43">μ</text:span><text:span text:style-name="T45">α εισόδου σε αυτό το</text:span><text:span text:style-name="T43"> π</text:span><text:span text:style-name="T45">αράθυρο</text:span><text:span text:style-name="T43">. </text:span><text:span text:style-name="T45">Προσ</text:span><text:span text:style-name="T43">π</text:span><text:span text:style-name="T45">αθήστε να</text:span><text:span text:style-name="T43"> μπ</text:span><text:span text:style-name="T45">είτε σε ά</text:span><text:span text:style-name="T43">λλ</text:span><text:span text:style-name="T45">ο</text:span><text:span text:style-name="T43"> π</text:span><text:span text:style-name="T45">αράθυρο ή ε</text:span><text:span text:style-name="T43">π</text:span><text:span text:style-name="T45">ικοινωνήστε</text:span><text:span text:style-name="T43"> μ</text:span><text:span text:style-name="T45">ε τον διαχειριστή</text:span><text:span text:style-name="T43">."</text:span><text:span text:style-name="T39">)</text:span><text:span text:style-name="T29">;</text:span></text:p>
      <text:p text:style-name="P14"><text:span text:style-name="T28"><text:s text:c="12"/></text:span><text:span text:style-name="T39">AdminOnly.showAndWait()</text:span><text:span text:style-name="T29">;</text:span></text:p>
      <text:p text:style-name="P14"><text:span text:style-name="T28"><text:s text:c="8"/></text:span><text:span text:style-name="T39">} </text:span><text:span text:style-name="T29">else </text:span><text:span text:style-name="T39">{</text:span></text:p>
      <text:p text:style-name="P14"><text:s text:c="12"/><text:span text:style-name="T39">Parent root = FXMLLoader.</text:span><text:span text:style-name="T40">load</text:span><text:span text:style-name="T39">(getClass().getResource(</text:span><text:span text:style-name="T43">"/sample/OrderManagement.fxml"</text:span><text:span text:style-name="T39">))</text:span><text:span text:style-name="T29">;</text:span></text:p>
      <text:p text:style-name="P14"><text:span text:style-name="T28"><text:s text:c="12"/></text:span><text:span text:style-name="T39">Stage primaryStage = </text:span><text:span text:style-name="T29">new </text:span><text:span text:style-name="T39">Stage()</text:span><text:span text:style-name="T29">;</text:span></text:p>
      <text:p text:style-name="P14"><text:span text:style-name="T28"><text:s text:c="12"/></text:span><text:span text:style-name="T39">primaryStage.setTitle(</text:span><text:span text:style-name="T43">"</text:span><text:span text:style-name="T45">Διαχείριση Παραγγε</text:span><text:span text:style-name="T43">λ</text:span><text:span text:style-name="T45">ιών</text:span><text:span text:style-name="T43">"</text:span><text:span text:style-name="T39">)</text:span><text:span text:style-name="T29">;</text:span></text:p>
      <text:p text:style-name="P14"><text:span text:style-name="T28"><text:s text:c="12"/></text:span><text:span text:style-name="T39">primaryStage.setScene(</text:span><text:span text:style-name="T29">new </text:span><text:span text:style-name="T39">Scene(root</text:span><text:span text:style-name="T29">, </text:span><text:span text:style-name="T42">1152</text:span><text:span text:style-name="T29">, </text:span><text:span text:style-name="T42">800</text:span><text:span text:style-name="T39">))</text:span><text:span text:style-name="T29">;</text:span></text:p>
      <text:p text:style-name="P14"><text:span text:style-name="T28"><text:s text:c="12"/></text:span><text:span text:style-name="T39">primaryStage.getIcons().add(</text:span><text:span text:style-name="T29">new </text:span><text:span text:style-name="T39">Image(Main.</text:span><text:span text:style-name="T29">class</text:span><text:span text:style-name="T39">.getResourceAsStream(</text:span><text:span text:style-name="T43">"vector4-removebg-preview.png"</text:span><text:span text:style-name="T39">)))</text:span><text:span text:style-name="T29">;</text:span></text:p>
      <text:p text:style-name="P14"><text:span text:style-name="T28"><text:s text:c="12"/></text:span><text:span text:style-name="T39">primaryStage.show()</text:span><text:span text:style-name="T29">;</text:span></text:p>
      <text:p text:style-name="P14"><text:span text:style-name="T28"><text:s text:c="12"/></text:span><text:span text:style-name="T34">SPane</text:span><text:span text:style-name="T39">.getScene().getWindow().hide()</text:span><text:span text:style-name="T29">;</text:span></text:p>
      <text:p text:style-name="P14"><text:span text:style-name="T28"><text:s text:c="8"/></text:span><text:span text:style-name="T39">}</text:span></text:p>
      <text:p text:style-name="P14"><text:s text:c="4"/><text:span text:style-name="T39">} </text:span><text:span text:style-name="T29">else if </text:span><text:span text:style-name="T39">(result.get() == buttonTypeFour) {</text:span></text:p>
      <text:p text:style-name="P14"><text:s text:c="8"/><text:span text:style-name="T48">// ... user chose "</text:span><text:span text:style-name="T49">Διαχείριση δικαιω</text:span><text:span text:style-name="T48">μ</text:span><text:span text:style-name="T49">άτων χρηστών</text:span><text:span text:style-name="T48">"</text:span></text:p>
      <text:p text:style-name="P14"><text:span text:style-name="T47"><text:s text:c="8"/></text:span><text:span text:style-name="T29">if </text:span><text:span text:style-name="T39">(!(</text:span><text:span text:style-name="T34">UsernameTxtField</text:span><text:span text:style-name="T39">.getText().equals(</text:span><text:span text:style-name="T43">"ADMIN"</text:span><text:span text:style-name="T39">))) {</text:span><text:span text:style-name="T48">//</text:span><text:span text:style-name="T49">Αν ο χρήστης δεν είναι ο διαχειριστής</text:span></text:p>
      <text:p text:style-name="P14"><text:span text:style-name="T47"><text:s text:c="12"/></text:span><text:span text:style-name="T39">Alert AdminOnly = </text:span><text:span text:style-name="T29">new </text:span><text:span text:style-name="T39">Alert(Alert.AlertType.</text:span><text:span text:style-name="T35">WARNING</text:span><text:span text:style-name="T39">)</text:span><text:span text:style-name="T29">;</text:span></text:p>
      <text:p text:style-name="P14"><text:span text:style-name="T28"><text:s text:c="12"/></text:span><text:span text:style-name="T39">AdminOnly.setTitle(</text:span><text:span text:style-name="T43">"WARNING"</text:span><text:span text:style-name="T39">)</text:span><text:span text:style-name="T29">;</text:span></text:p>
      <text:p text:style-name="P14"><text:span text:style-name="T28"><text:s text:c="12"/></text:span><text:span text:style-name="T39">AdminOnly.setHeaderText(</text:span><text:span text:style-name="T29">null</text:span><text:span text:style-name="T39">)</text:span><text:span text:style-name="T29">;</text:span></text:p>
      <text:p text:style-name="P14"><text:span text:style-name="T28"><text:s text:c="12"/></text:span><text:span text:style-name="T39">AdminOnly.setContentText(</text:span><text:span text:style-name="T43">"</text:span><text:span text:style-name="T45">Μόνο ο διαχειριστής έχει</text:span><text:span text:style-name="T43"> π</text:span><text:span text:style-name="T45">ρόσβαση σε αυτό το</text:span><text:span text:style-name="T43"> π</text:span><text:span text:style-name="T45">αράθυρο</text:span><text:span text:style-name="T43">!"</text:span><text:span text:style-name="T39">)</text:span><text:span text:style-name="T29">;</text:span></text:p>
      <text:p text:style-name="P14"><text:span text:style-name="T28"><text:s text:c="12"/></text:span><text:span text:style-name="T39">AdminOnly.showAndWait()</text:span><text:span text:style-name="T29">;</text:span></text:p>
      <text:p text:style-name="P14"><text:span text:style-name="T28"><text:s text:c="8"/></text:span><text:span text:style-name="T39">} </text:span><text:span text:style-name="T29">else </text:span><text:span text:style-name="T39">{</text:span><text:span text:style-name="T48">//</text:span><text:span text:style-name="T49">Αν ο χρήστης είναι ο διαχειριστής</text:span></text:p>
      <text:p text:style-name="P14"><text:span text:style-name="T47"><text:s text:c="12"/></text:span><text:span text:style-name="T39">Parent root = FXMLLoader.</text:span><text:span text:style-name="T40">load</text:span><text:span text:style-name="T39">(getClass().getResource(</text:span><text:span text:style-name="T43">"/sample/UsersManagement.fxml"</text:span><text:span text:style-name="T39">))</text:span><text:span text:style-name="T29">;</text:span></text:p>
      <text:p text:style-name="P14"><text:span text:style-name="T28"><text:s text:c="12"/></text:span><text:span text:style-name="T39">Stage primaryStage = </text:span><text:span text:style-name="T29">new </text:span><text:span text:style-name="T39">Stage()</text:span><text:span text:style-name="T29">;</text:span></text:p>
      <text:p text:style-name="P14"><text:span text:style-name="T28"><text:s text:c="12"/></text:span><text:span text:style-name="T39">primaryStage.setTitle(</text:span><text:span text:style-name="T43">"</text:span><text:span text:style-name="T45">Διαχείριση χρηστών</text:span><text:span text:style-name="T43">"</text:span><text:span text:style-name="T39">)</text:span><text:span text:style-name="T29">;</text:span></text:p>
      <text:p text:style-name="P14"><text:span text:style-name="T28"><text:s text:c="12"/></text:span><text:span text:style-name="T39">primaryStage.setScene(</text:span><text:span text:style-name="T29">new </text:span><text:span text:style-name="T39">Scene(root</text:span><text:span text:style-name="T29">, </text:span><text:span text:style-name="T42">800</text:span><text:span text:style-name="T29">, </text:span><text:span text:style-name="T42">600</text:span><text:span text:style-name="T39">))</text:span><text:span text:style-name="T29">;</text:span></text:p>
      <text:p text:style-name="P14"><text:span text:style-name="T28"><text:s text:c="12"/></text:span><text:span text:style-name="T39">primaryStage.getIcons().add(</text:span><text:span text:style-name="T29">new </text:span><text:span text:style-name="T39">Image(Main.</text:span><text:span text:style-name="T29">class</text:span><text:span text:style-name="T39">.getResourceAsStream(</text:span><text:span text:style-name="T43">"vector4-removebg-preview.png"</text:span><text:span text:style-name="T39">)))</text:span><text:span text:style-name="T29">;</text:span></text:p>
      <text:p text:style-name="P14"><text:span text:style-name="T28"><text:s text:c="12"/></text:span><text:span text:style-name="T39">primaryStage.show()</text:span><text:span text:style-name="T29">;</text:span></text:p>
      <text:p text:style-name="P14"><text:span text:style-name="T28"><text:s text:c="12"/></text:span><text:span text:style-name="T34">SPane</text:span><text:span text:style-name="T39">.getScene().getWindow().hide()</text:span><text:span text:style-name="T29">;</text:span></text:p>
      <text:p text:style-name="P14"><text:span text:style-name="T28"><text:s text:c="8"/></text:span><text:span text:style-name="T39">}</text:span></text:p>
      <text:p text:style-name="P14"><text:s text:c="4"/><text:span text:style-name="T39">} </text:span><text:span text:style-name="T29">else </text:span><text:span text:style-name="T39">{</text:span></text:p>
      <text:p text:style-name="P14"><text:s text:c="8"/><text:span text:style-name="T48">// ... user chose CANCEL or closed the dialog</text:span></text:p>
      <text:p text:style-name="P14"><text:span text:style-name="T47"><text:s text:c="8"/></text:span><text:span text:style-name="T29">return;</text:span></text:p>
      <text:p text:style-name="P14"><text:span text:style-name="T28"><text:s text:c="4"/></text:span><text:span text:style-name="T39">}</text:span></text:p>
      <text:p text:style-name="P17"><text:soft-page-break/>}</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Courier New', monospace"/>
    <style:font-face style:name="Courier New1" svg:font-family="'Courier New'"/>
    <style:font-face style:name="JetBrains Mono" svg:font-family="'JetBrains Mono'"/>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1T19:44:27.65</meta:creation-date>
    <dc:date>2020-06-02T16:25:31.19</dc:date>
    <meta:editing-duration>PT2H23M2S</meta:editing-duration>
    <meta:editing-cycles>15</meta:editing-cycles>
    <meta:generator>OpenOffice/4.1.7$Win32 OpenOffice.org_project/417m1$Build-9800</meta:generator>
    <meta:document-statistic meta:table-count="0" meta:image-count="0" meta:object-count="0" meta:page-count="8" meta:paragraph-count="196" meta:word-count="1629" meta:character-count="15275"/>
  </office:meta>
</office:document-meta>
</file>